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text-line-through-style="soli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 Algo</text:p>
      <text:p text:style-name="Standard"/>
      <text:p text:style-name="Standard">PGCD plus grand diviseur commun</text:p>
      <text:p text:style-name="Standard">mon_age = variable</text:p>
      <text:p text:style-name="Standard">&amp;mon_age=valeur variable</text:p>
      <text:p text:style-name="Standard"><text:span text:style-name="T1">#include &lt;stdio.h&gt; </text:span>lire et afficher. On importe une bibliothèque.</text:p>
      <text:p text:style-name="Standard"><text:span text:style-name="T1">scanf(« format », &amp;var)</text:span> . On demande a l’utilisateur de rentrer une valeur.</text:p>
      <text:p text:style-name="P1">printf(expression)<text:span text:style-name="T2">. Ecrit sur la console </text:span></text:p>
      <text:p text:style-name="P1">%d<text:span text:style-name="T2"> Afficher le format ici un réel.</text:span></text:p>
      <text:p text:style-name="P1">Var = Expression<text:span text:style-name="T2">. On affecte une expression à la valeur.</text:span></text:p>
      <text:p text:style-name="P2">Jacquelin Charbonnel livre C<text:line-break/><text:span text:style-name="T2">Entiers sous ensemble de Z </text:span><text:span text:style-name="T1">int %d<text:line-break/></text:span><text:span text:style-name="T2">Réel sous ensemble de R </text:span><text:span text:style-name="T1">float %f<text:line-break/>double %f<text:line-break/></text:span><text:span text:style-name="T2">Caractère a,A,£ </text:span><text:span text:style-name="T1">char %c</text:span><text:line-break/>Entiers : +,  -, *, /,(division entière), % (modulo pair impaire X%2 si 0 = paire si 1=impaire)<text:line-break/>==,&lt;,&gt;,&lt;=,&gt;=,!= opérateur de comparaison<text:line-break/></text:p>
      <text:p text:style-name="Standard">Structure C</text:p>
      <text:p text:style-name="Standard"/>
      <text:p text:style-name="Standard">#include&lt;... .h&gt;</text:p>
      <text:p text:style-name="Standard"/>
      <text:p text:style-name="Standard">#define PI= 3.14 ;</text:p>
      <text:p text:style-name="Standard">int X ;</text:p>
      <text:p text:style-name="Standard"/>
      <text:p text:style-name="Standard">void main ()</text:p>
      <text:p text:style-name="Standard">{</text:p>
      <text:p text:style-name="Standard">&lt;Instruction 1&gt; ;</text:p>
      <text:p text:style-name="Standard">/*commentaire*/</text:p>
      <text:p text:style-name="Standard">&lt;Instruction n&gt; ;</text:p>
      <text:p text:style-name="Standard">}</text:p>
      <text:p text:style-name="Standard"/>
      <text:p text:style-name="Standard">gcc -Wall exemple.c -o exemple</text:p>
      <text:p text:style-name="Standard">./exemple</text:p>
      <text:p text:style-name="P2"/>
      <text:p text:style-name="Standard"/>
      <text:p text:style-name="Standard">if (condition)</text:p>
      <text:p text:style-name="Standard">qsdsqds ;</text:p>
      <text:p text:style-name="Standard">else</text:p>
      <text:p text:style-name="Standard">qsdqsdqsd ;</text:p>
      <text:p text:style-name="Standard"/>
      <text:p text:style-name="Standard">Switch expression{</text:p>
      <text:p text:style-name="Standard"/>
      <text:p text:style-name="Standard">case :</text:p>
      <text:p text:style-name="Standard">inst ;</text:p>
      <text:p text:style-name="Standard">break ;</text:p>
      <text:p text:style-name="Standard"/>
      <text:p text:style-name="Standard">default :</text:p>
      <text:p text:style-name="Standard"/>
      <text:p text:style-name="Standard"/>
      <text:p text:style-name="Standard"/>
      <text:p text:style-name="Standard"/>
      <text:p text:style-name="P3"><text:soft-page-break/>Cours 2012 2013</text:p>
      <text:p text:style-name="P3"/>
      <text:p text:style-name="P4">insertion = parcourt une seul fois le tableau</text:p>
      <text:p text:style-name="P4">tri fusion = pour des tris coûteux avec de grosse données. Exemple avec les closter</text:p>
      <text:p text:style-name="P4">tri rapide = le plus utilisé !</text:p>
      <text:p text:style-name="P4"/>
      <text:p text:style-name="P4"/>
      <text:p text:style-name="P4">Structure </text:p>
      <text:p text:style-name="P4"/>
      <text:p text:style-name="P5">p2.nom = p1.nom <text:s/><text:span text:style-name="T3"><text:s/>strcpy(p1.nom,p2.nom)</text:span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09:37:42.99</meta:creation-date>
    <dc:date>2012-09-06T11:48:22</dc:date>
    <meta:editing-duration>PT1H48M1S</meta:editing-duration>
    <meta:editing-cycles>12</meta:editing-cycles>
    <meta:generator>LibreOffice/3.5$Linux_x86 LibreOffice_project/350m1$Build-2</meta:generator>
    <dc:creator>Compte etudiant</dc:creator>
    <meta:document-statistic meta:table-count="0" meta:image-count="0" meta:object-count="0" meta:page-count="2" meta:paragraph-count="37" meta:word-count="186" meta:character-count="1081" meta:non-whitespace-character-count="926"/>
  </office:meta>
</office:document-meta>
</file>